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6646in"/>
    </style:style>
    <style:style style:name="Table1.B" style:family="table-column">
      <style:table-column-properties style:column-width="2.566in"/>
    </style:style>
    <style:style style:name="Table1.C" style:family="table-column">
      <style:table-column-properties style:column-width="3.4625in"/>
    </style:style>
    <style:style style:name="Table1.A1" style:family="table-cell">
      <style:table-cell-properties style:vertical-align="middle" fo:background-color="#d9d9d9" fo:padding="0.0694in" fo:border="1pt solid #000000">
        <style:background-image/>
      </style:table-cell-properties>
    </style:style>
    <style:style style:name="Table1.B2" style:family="table-cell">
      <style:table-cell-properties style:vertical-align="middle" fo:padding="0.0694in" fo:border="1pt solid #000000"/>
    </style:style>
    <style:style style:name="Table1.C2" style:family="table-cell">
      <style:table-cell-properties style:vertical-align="middle" fo:padding="0.0694in" fo:border="1pt solid #000000"/>
    </style:style>
    <style:style style:name="Table1.B3" style:family="table-cell">
      <style:table-cell-properties style:vertical-align="middle" fo:padding="0.0694in" fo:border="1pt solid #000000"/>
    </style:style>
    <style:style style:name="Table1.C3" style:family="table-cell">
      <style:table-cell-properties style:vertical-align="middle" fo:padding="0.0694in" fo:border="1pt solid #000000"/>
    </style:style>
    <style:style style:name="Table1.B4" style:family="table-cell">
      <style:table-cell-properties style:vertical-align="middle" fo:padding="0.0694in" fo:border="1pt solid #000000"/>
    </style:style>
    <style:style style:name="Table1.C4" style:family="table-cell">
      <style:table-cell-properties style:vertical-align="middle" fo:padding="0.0694in" fo:border="1pt solid #000000"/>
    </style:style>
    <style:style style:name="Table2" style:family="table">
      <style:table-properties style:width="6.6931in" table:align="left"/>
    </style:style>
    <style:style style:name="Table2.A" style:family="table-column">
      <style:table-column-properties style:column-width="3.3611in"/>
    </style:style>
    <style:style style:name="Table2.B" style:family="table-column">
      <style:table-column-properties style:column-width="3.3319in"/>
    </style:style>
    <style:style style:name="Table2.A1" style:family="table-cell">
      <style:table-cell-properties style:vertical-align="middle" fo:padding="0.0694in" fo:border="1pt solid #000000"/>
    </style:style>
    <style:style style:name="Table3" style:family="table">
      <style:table-properties style:width="6.3979in" table:align="left"/>
    </style:style>
    <style:style style:name="Table3.A" style:family="table-column">
      <style:table-column-properties style:column-width="1.4035in"/>
    </style:style>
    <style:style style:name="Table3.B" style:family="table-column">
      <style:table-column-properties style:column-width="1.2368in"/>
    </style:style>
    <style:style style:name="Table3.C" style:family="table-column">
      <style:table-column-properties style:column-width="3.7576in"/>
    </style:style>
    <style:style style:name="Table3.A1" style:family="table-cell">
      <style:table-cell-properties style:vertical-align="middle" fo:padding="0.0694in" fo:border="1pt solid #000000"/>
    </style:style>
    <style:style style:name="Table4" style:family="table">
      <style:table-properties style:width="6.4083in" table:align="left"/>
    </style:style>
    <style:style style:name="Table4.A" style:family="table-column">
      <style:table-column-properties style:column-width="1.4035in"/>
    </style:style>
    <style:style style:name="Table4.B" style:family="table-column">
      <style:table-column-properties style:column-width="1.2368in"/>
    </style:style>
    <style:style style:name="Table4.C" style:family="table-column">
      <style:table-column-properties style:column-width="3.7681in"/>
    </style:style>
    <style:style style:name="Table4.A1" style:family="table-cell">
      <style:table-cell-properties style:vertical-align="middle" fo:padding="0.0694in" fo:border="1pt solid #000000"/>
    </style:style>
    <style:style style:name="P1" style:family="paragraph" style:parent-style-name="Horizontal_20_Line">
      <style:paragraph-properties fo:margin-top="0.222in" fo:margin-bottom="0in" style:contextual-spacing="false" fo:line-height="120%" style:writing-mode="lr-tb"/>
    </style:style>
    <style:style style:name="P2" style:family="paragraph" style:parent-style-name="Heading_20_2">
      <style:text-properties fo:font-variant="normal" fo:text-transform="none" fo:color="#4a86e8" loext:opacity="100%" style:text-line-through-style="none" style:text-line-through-type="none" style:font-name="Google Sans" fo:font-size="16pt" fo:font-style="normal" style:text-underline-style="none" fo:font-weight="bold" style:text-blinking="false" fo:background-color="transparent"/>
    </style:style>
    <style:style style:name="P3" style:family="paragraph" style:parent-style-name="Heading_20_2">
      <style:paragraph-properties fo:margin-left="0in" fo:margin-right="0in" fo:margin-top="0.222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Google Sans" fo:font-size="14pt" fo:font-style="normal" style:text-underline-style="none" fo:font-weight="bold" style:text-blinking="false" fo:background-color="transparent"/>
    </style:style>
    <style:style style:name="P4" style:family="paragraph" style:parent-style-name="Heading_20_3">
      <style:paragraph-properties fo:margin-left="0in" fo:margin-right="0in" fo:margin-top="0.139in" fo:margin-bottom="0.139in" style:contextual-spacing="false" fo:line-height="179%" fo:text-indent="0in" style:auto-text-indent="false" style:writing-mode="lr-tb"/>
      <style:text-properties fo:font-variant="normal" fo:text-transform="none" fo:color="#353744" loext:opacity="100%" style:text-line-through-style="none" style:text-line-through-type="none" style:font-name="Google Sans" fo:font-size="13pt" fo:font-style="normal" style:text-underline-style="none" fo:font-weight="bold" style:text-blinking="false" fo:background-color="transparent"/>
    </style:style>
    <style:style style:name="P5" style:family="paragraph" style:parent-style-name="Heading_20_3">
      <style:paragraph-properties fo:margin-left="0in" fo:margin-right="0in" fo:margin-top="0in" fo:margin-bottom="0in" style:contextual-spacing="false" fo:line-height="179%" fo:text-indent="0in" style:auto-text-indent="false" style:writing-mode="lr-tb"/>
      <style:text-properties fo:font-variant="normal" fo:text-transform="none" fo:color="#000000" loext:opacity="100%" style:text-line-through-style="none" style:text-line-through-type="none" style:font-name="Google Sans" fo:font-size="13pt" fo:font-style="normal" style:text-underline-style="none" fo:font-weight="bold" style:text-blinking="false" fo:background-color="transparent"/>
    </style:style>
    <style:style style:name="P6"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353744" loext:opacity="100%" style:text-line-through-style="none" style:text-line-through-type="none" style:font-name="Google Sans" fo:font-size="11pt" fo:font-style="normal" style:text-underline-style="none" fo:font-weight="bold" style:text-blinking="false" fo:background-color="transparent"/>
    </style:style>
    <style:style style:name="P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353744" loext:opacity="100%" style:text-line-through-style="none" style:text-line-through-type="none" style:font-name="Google Sans" fo:font-size="11pt" fo:font-style="normal" style:text-underline-style="none" fo:font-weight="bold" style:text-blinking="false" fo:background-color="transparent"/>
    </style:style>
    <style:style style:name="P8" style:family="paragraph" style:parent-style-name="Table_20_Contents">
      <style:paragraph-properties fo:margin-top="0in" fo:margin-bottom="0in" style:contextual-spacing="false" fo:line-height="120%" style:writing-mode="lr-tb"/>
      <style:text-properties fo:font-variant="normal" fo:text-transform="none" fo:color="#353744" loext:opacity="100%" style:text-line-through-style="none" style:text-line-through-type="none" style:font-name="Google Sans" fo:font-size="11pt" fo:font-style="normal" style:text-underline-style="none" fo:font-weight="bold" style:text-blinking="false" fo:background-color="transparent"/>
    </style:style>
    <style:style style:name="P9"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353744" loext:opacity="100%" style:text-line-through-style="none" style:text-line-through-type="none" style:font-name="Google Sans" fo:font-size="11pt" fo:font-style="normal" style:text-underline-style="none" fo:font-weight="normal" style:text-blinking="false" fo:background-color="transparent"/>
    </style:style>
    <style:style style:name="P10" style:family="paragraph" style:parent-style-name="Table_20_Contents">
      <style:paragraph-properties fo:margin-top="0in" fo:margin-bottom="0in" style:contextual-spacing="false" fo:line-height="120%" style:writing-mode="lr-tb"/>
      <style:text-properties fo:font-variant="normal" fo:text-transform="none" fo:color="#353744" loext:opacity="100%" style:text-line-through-style="none" style:text-line-through-type="none" style:font-name="Google Sans" fo:font-size="11pt" fo:font-style="italic" style:text-underline-style="none" fo:font-weight="normal" style:text-blinking="false" fo:background-color="transparent"/>
    </style:style>
    <style:style style:name="P11" style:family="paragraph" style:parent-style-name="Table_20_Contents"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2" style:family="paragraph" style:parent-style-name="Table_20_Contents" style:list-style-name="L2">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3" style:family="paragraph" style:parent-style-name="Table_20_Contents" style:list-style-name="L3">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4" style:family="paragraph" style:parent-style-name="Table_20_Contents" style:list-style-name="L4">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5" style:family="paragraph" style:parent-style-name="Table_20_Contents" style:list-style-name="L5">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6" style:family="paragraph" style:parent-style-name="Table_20_Contents" style:list-style-name="L6">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7" style:family="paragraph" style:parent-style-name="Table_20_Contents" style:list-style-name="L7">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8" style:family="paragraph" style:parent-style-name="Table_20_Contents" style:list-style-name="L8">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fo:background-color="transparent"/>
    </style:style>
    <style:style style:name="P19" style:family="paragraph" style:parent-style-name="Table_20_Contents" style:list-style-name="L3">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style:style>
    <style:style style:name="P20" style:family="paragraph" style:parent-style-name="Table_20_Contents" style:list-style-name="L6">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353744" loext:opacity="100%" style:text-line-through-style="none" style:text-line-through-type="none" style:font-name="Google Sans" fo:font-size="10pt" fo:font-style="normal" style:text-underline-style="none" fo:font-weight="normal" style:text-blinking="false"/>
    </style:style>
    <style:style style:name="P21" style:family="paragraph" style:parent-style-name="Table_20_Contents">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fo:font-size="11pt" fo:font-style="normal" style:text-underline-style="none" fo:font-weight="bold" style:text-blinking="false" fo:background-color="transparent"/>
    </style:style>
    <style:style style:name="P22" style:family="paragraph" style:parent-style-name="Table_20_Contents">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fo:font-size="11pt" fo:font-style="normal" style:text-underline-style="none" fo:font-weight="normal" style:text-blinking="false" fo:background-color="transparent"/>
    </style:style>
    <style:style style:name="P23" style:family="paragraph" style:parent-style-name="Table_20_Contents">
      <style:paragraph-properties fo:margin-left="0in" fo:margin-right="0in" fo:text-indent="0in" style:auto-text-indent="false"/>
      <style:text-properties fo:font-size="2pt" style:font-size-asian="2pt" style:font-size-complex="2pt"/>
    </style:style>
    <style:style style:name="P24" style:family="paragraph" style:parent-style-name="Text_20_body">
      <style:paragraph-properties fo:margin-left="0in" fo:margin-right="0in" fo:margin-top="0.139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fo:font-size="11pt" fo:font-style="normal" style:text-underline-style="none" fo:font-weight="normal" style:text-blinking="false" fo:background-color="transparent"/>
    </style:style>
    <style:style style:name="P2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fo:font-size="11pt" fo:font-style="normal" style:text-underline-style="none" fo:font-weight="normal" style:text-blinking="false" fo:background-color="transparent"/>
    </style:style>
    <style:style style:name="P26" style:family="paragraph" style:parent-style-name="Text_20_body">
      <style:paragraph-properties fo:margin-left="0in" fo:margin-right="0in" fo:margin-top="0.139in" fo:margin-bottom="0in" style:contextual-spacing="false" fo:line-height="156%" fo:text-indent="0in" style:auto-text-indent="false" style:writing-mode="lr-tb"/>
      <style:text-properties fo:font-variant="normal" fo:text-transform="none" fo:color="#000000" loext:opacity="100%" style:text-line-through-style="none" style:text-line-through-type="none" style:font-name="Google Sans" fo:font-size="11pt" fo:font-style="normal" style:text-underline-style="none" fo:font-weight="normal" style:text-blinking="false" fo:background-color="transparent"/>
    </style:style>
    <style:style style:name="P27" style:family="paragraph" style:parent-style-name="Text_20_body">
      <style:paragraph-properties fo:margin-left="0in" fo:margin-right="0in" fo:margin-top="0.139in" fo:margin-bottom="0in" style:contextual-spacing="false" fo:line-height="156%" fo:text-indent="0in" style:auto-text-indent="false" style:writing-mode="lr-tb"/>
      <style:text-properties fo:font-variant="normal" fo:text-transform="none" fo:color="#353744" loext:opacity="100%" style:text-line-through-style="none" style:text-line-through-type="none" style:font-name="Google Sans" fo:font-size="11pt" fo:font-style="normal" style:text-underline-style="none" fo:font-weight="normal" style:text-blinking="false" fo:background-color="transparent"/>
    </style:style>
    <style:style style:name="P28"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29" style:family="paragraph" style:parent-style-name="Text_20_body">
      <style:paragraph-properties fo:margin-left="0in" fo:margin-right="0in" fo:margin-top="0.139in" fo:margin-bottom="0in" style:contextual-spacing="false" fo:line-height="156%" fo:text-indent="0in" style:auto-text-indent="false" style:writing-mode="lr-tb"/>
    </style:style>
    <style:style style:name="P30" style:family="paragraph" style:parent-style-name="Text_20_body">
      <style:paragraph-properties fo:margin-top="0in" fo:margin-bottom="0in" style:contextual-spacing="false"/>
    </style:style>
    <style:style style:name="T1" style:family="text">
      <style:text-properties fo:font-variant="normal" fo:text-transform="none" fo:color="#000000" loext:opacity="100%" style:text-line-through-style="none" style:text-line-through-type="none" style:font-name="Google Sans"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Google Sans"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Google Sans"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1155cc" loext:opacity="100%" style:text-line-through-style="none" style:text-line-through-type="none" style:font-name="Google Sans"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353744" loext:opacity="100%" style:text-line-through-style="none" style:text-line-through-type="none" style:font-name="Google Sans" fo:font-size="11pt" fo:font-style="normal" style:text-underline-style="none" fo:font-weight="normal" style:text-blinking="false" fo:background-color="transparent" loext:char-shading-value="0"/>
    </style:style>
    <style:style style:name="T7" style:family="text">
      <style:text-properties fo:font-variant="normal" fo:text-transform="none" fo:color="#353744" loext:opacity="100%" style:text-line-through-style="none" style:text-line-through-type="none" style:font-name="Google Sans" fo:font-size="11pt" fo:font-style="italic" style:text-underline-style="none" fo:font-weight="normal" style:text-blinking="false" fo:background-color="transparent" loext:char-shading-value="0"/>
    </style:style>
    <style:style style:name="T8" style:family="text">
      <style:text-properties fo:font-variant="normal" fo:text-transform="none" fo:color="#353744" loext:opacity="100%" style:text-line-through-style="none" style:text-line-through-type="none" style:text-underline-style="none" style:text-blinking="false" fo:background-color="transparent" loext:char-shading-value="0"/>
    </style:style>
    <style:style style:name="T9" style:family="text">
      <style:text-properties fo:background-color="transparent" loext:char-shading-value="0"/>
    </style:style>
    <style:style style:name="T10" style:family="text">
      <style:text-properties fo:font-style="italic"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docs-internal-guid-9ef39442-7fff-4179-595f-dc73366117c3"/>NIST SP 800-30 Rev. 1</text:h>
      <text:p text:style-name="P1"/>
      <text:h text:style-name="P4" text:outline-level="3">Guide to assessing risk</text:h>
      <text:p text:style-name="P24">NIST SP 800-30 is a publication that provides guidance on performing risk assessments. It outlines strategies for identifying, analyzing, and remediating risks. Organizations use NIST SP 800-30 to gain insights into the potential likelihood and severity of risks—helping them make informed decisions about allocating resources, implementing controls, and prioritizing remediation efforts.</text:p>
      <text:p text:style-name="Text_20_body"/>
      <text:p text:style-name="P25">This four page document is adapted from NIST SP 800-30 Rev. 1. The term "Rev. 1" signifies that it is the first updated version of this publication. NIST occasionally revises its documents to incorporate new information, reflect changes in technology and regulatory requirements, or address feedback.</text:p>
      <text:p text:style-name="Text_20_body"/>
      <text:p text:style-name="P28"><text:span text:style-name="T1">Note:</text:span><text:span text:style-name="T4"> </text:span><text:span text:style-name="T2">NIST's </text:span><text:a xlink:type="simple" xlink:href="https://csrc.nist.gov/publications/detail/sp/800-30/rev-1/final" text:style-name="Internet_20_link" text:visited-style-name="Visited_20_Internet_20_Link"><text:span text:style-name="T5">Computer Security Resources Center</text:span></text:a><text:span text:style-name="T4"> </text:span><text:span text:style-name="T2">contains more information on SP 800-30 Rev. 1.</text:span></text:p>
      <text:p text:style-name="Text_20_body"/>
      <text:h text:style-name="P5" text:outline-level="3">Threat sources</text:h>
      <text:p text:style-name="P26">NIST SP 800-30 defines and categorizes threat sources as entities or circumstances that can negatively impact an organization's information systems. This information is useful for identifying and assessing potential risks. When referencing it, consider the intent/capabilities of either internal and external threat sources.</text:p>
      <text:p text:style-name="P29"><text:span text:style-name="T1">Note:</text:span><text:span text:style-name="T4"> </text:span><text:span text:style-name="T2">The following table lists a few possible </text:span><text:span text:style-name="T3">threat sources</text:span><text:span text:style-name="T4"> </text:span><text:span text:style-name="T2">that could compromise a publicly accessible database server.</text:span></text:p>
      <text:p text:style-name="P30"/>
      <table:table table:name="Table1" table:style-name="Table1">
        <table:table-column table:style-name="Table1.A"/>
        <table:table-column table:style-name="Table1.B"/>
        <table:table-column table:style-name="Table1.C"/>
        <table:table-row>
          <table:table-cell table:style-name="Table1.A1" office:value-type="string">
            <text:p text:style-name="P7">Type</text:p>
          </table:table-cell>
          <table:table-cell table:style-name="Table1.A1" office:value-type="string">
            <text:p text:style-name="P8">Examples</text:p>
          </table:table-cell>
          <table:table-cell table:style-name="Table1.A1" office:value-type="string">
            <text:p text:style-name="P6">Description</text:p>
          </table:table-cell>
        </table:table-row>
        <table:table-row>
          <table:table-cell table:style-name="Table1.A1" office:value-type="string">
            <text:p text:style-name="P23"/>
          </table:table-cell>
          <table:table-cell table:style-name="Table1.B2" office:value-type="string">
            <text:p text:style-name="P10">Standard user</text:p>
            <text:list xml:id="list3571992650" text:style-name="L1">
              <text:list-item>
                <text:p text:style-name="P11">Employee</text:p>
              </text:list-item>
              <text:list-item>
                <text:p text:style-name="P11">Customer</text:p>
              </text:list-item>
            </text:list>
            <text:p text:style-name="P10">Privileged user</text:p>
            <text:list xml:id="list2675695649" text:style-name="L2">
              <text:list-item>
                <text:p text:style-name="P12">System administrator</text:p>
              </text:list-item>
            </text:list>
            <text:p text:style-name="P10">Group</text:p>
            <text:list xml:id="list1616977981" text:style-name="L3">
              <text:list-item>
                <text:p text:style-name="P19"><text:span text:style-name="T10">C</text:span><text:span text:style-name="T9">ompetitor</text:span></text:p>
              </text:list-item>
              <text:list-item>
                <text:p text:style-name="P13">Supplier</text:p>
              </text:list-item>
              <text:list-item>
                <text:p text:style-name="P13"><text:soft-page-break/>Business partner</text:p>
              </text:list-item>
              <text:list-item>
                <text:p text:style-name="P13">Nation state</text:p>
              </text:list-item>
            </text:list>
            <text:p text:style-name="P10">Outsider</text:p>
            <text:list xml:id="list3316497900" text:style-name="L4">
              <text:list-item>
                <text:p text:style-name="P14">Hacker</text:p>
              </text:list-item>
              <text:list-item>
                <text:p text:style-name="P14">Hacktivist</text:p>
              </text:list-item>
              <text:list-item>
                <text:p text:style-name="P14">Advanced persistent threat (APT)</text:p>
              </text:list-item>
            </text:list>
          </table:table-cell>
          <table:table-cell table:style-name="Table1.C2" office:value-type="string">
            <text:p text:style-name="P9">Threats arising from individuals or groups who might purposefully or accidentally exploit cyber resources. For example, they might alter data in a way that negatively impacts the company. Alternatively, they might intentionally steal data and damage business equipment.</text:p>
          </table:table-cell>
        </table:table-row>
        <table:table-row>
          <table:table-cell table:style-name="Table1.A1" office:value-type="string">
            <text:p text:style-name="P23"/>
          </table:table-cell>
          <table:table-cell table:style-name="Table1.B3" office:value-type="string">
            <text:p text:style-name="P10">Hardware</text:p>
            <text:list xml:id="list2859257321" text:style-name="L5">
              <text:list-item>
                <text:p text:style-name="P15">Storage</text:p>
              </text:list-item>
              <text:list-item>
                <text:p text:style-name="P15">Processing</text:p>
              </text:list-item>
              <text:list-item>
                <text:p text:style-name="P15">Communications</text:p>
              </text:list-item>
            </text:list>
            <text:p text:style-name="P10">Software</text:p>
            <text:list xml:id="list965953476" text:style-name="L6">
              <text:list-item>
                <text:p text:style-name="P20"><text:span text:style-name="T10">O</text:span><text:span text:style-name="T9">perating system(s)</text:span></text:p>
              </text:list-item>
              <text:list-item>
                <text:p text:style-name="P16">Networking</text:p>
              </text:list-item>
              <text:list-item>
                <text:p text:style-name="P16">Malicious software</text:p>
              </text:list-item>
            </text:list>
          </table:table-cell>
          <table:table-cell table:style-name="Table1.C3" office:value-type="string">
            <text:p text:style-name="P9">Threats that originate from non-human factors. For example, failures of equipment due to aging, resource depletion, or other circumstances.</text:p>
          </table:table-cell>
        </table:table-row>
        <table:table-row>
          <table:table-cell table:style-name="Table1.A1" office:value-type="string">
            <text:p text:style-name="P23"/>
          </table:table-cell>
          <table:table-cell table:style-name="Table1.B4" office:value-type="string">
            <text:p text:style-name="P10">Operational environment</text:p>
            <text:list xml:id="list2278216286" text:style-name="L7">
              <text:list-item>
                <text:p text:style-name="P17">Temperature controls</text:p>
              </text:list-item>
              <text:list-item>
                <text:p text:style-name="P17">Humidity controls</text:p>
              </text:list-item>
              <text:list-item>
                <text:p text:style-name="P17">Faulty power supplies</text:p>
              </text:list-item>
            </text:list>
            <text:p text:style-name="P10">Natural hazards</text:p>
            <text:list xml:id="list1728666422" text:style-name="L8">
              <text:list-item>
                <text:p text:style-name="P18">Power outages</text:p>
              </text:list-item>
              <text:list-item>
                <text:p text:style-name="P18">Extreme weather events</text:p>
              </text:list-item>
            </text:list>
          </table:table-cell>
          <table:table-cell table:style-name="Table1.C4" office:value-type="string">
            <text:p text:style-name="P9">Threats that arise from accidental, non-human factors. For example, equipment failures caused by the operational environment.</text:p>
          </table:table-cell>
        </table:table-row>
      </table:table>
      <text:p text:style-name="Text_20_body"/>
      <text:h text:style-name="P5" text:outline-level="3">Threat events</text:h>
      <text:p text:style-name="P26">NIST SP 800-30 defines and categorizes threat events as actual instances where a threat source exploits a vulnerability and causes damage or harm to an organization's information systems. This information is useful for gaining insights into the types of risks that assets face. More effective controls and countermeasures can be identified by understanding possible threat events, </text:p>
      <text:p text:style-name="P29"><text:span text:style-name="T1">Note:</text:span><text:span text:style-name="T4"> </text:span><text:span text:style-name="T2">The following table lists just a few possible </text:span><text:span text:style-name="T3">threat events</text:span><text:span text:style-name="T4"> </text:span><text:span text:style-name="T2">that could compromise a publicly accessible database server.</text:span></text:p>
      <text:p text:style-name="P30"/>
      <table:table table:name="Table2" table:style-name="Table2">
        <table:table-column table:style-name="Table2.A"/>
        <table:table-column table:style-name="Table2.B"/>
        <table:table-row>
          <table:table-cell table:style-name="Table2.A1" office:value-type="string">
            <text:p text:style-name="P21">Examples</text:p>
          </table:table-cell>
          <table:table-cell table:style-name="Table2.A1" office:value-type="string">
            <text:p text:style-name="P21">Description</text:p>
          </table:table-cell>
        </table:table-row>
        <table:table-row>
          <table:table-cell table:style-name="Table2.A1" office:value-type="string">
            <text:p text:style-name="P22">Perform reconnaissance and surveillance of organization</text:p>
          </table:table-cell>
          <table:table-cell table:style-name="Table2.A1" office:value-type="string">
            <text:p text:style-name="P22">Threat source examines and assesses the company's vulnerabilities over time using various tools (e.g., scanning, physical observation).</text:p>
          </table:table-cell>
        </table:table-row>
        <table:table-row>
          <table:table-cell table:style-name="Table2.A1" office:value-type="string">
            <text:p text:style-name="P22">Obtain sensitive information via exfiltration</text:p>
          </table:table-cell>
          <table:table-cell table:style-name="Table2.A1" office:value-type="string">
            <text:p text:style-name="P22">Threat source installs malicious software on organizational systems to locate and <text:soft-page-break/>acquire sensitive information.</text:p>
          </table:table-cell>
        </table:table-row>
        <table:table-row>
          <table:table-cell table:style-name="Table2.A1" office:value-type="string">
            <text:p text:style-name="P22">Alter/Delete critical information</text:p>
          </table:table-cell>
          <table:table-cell table:style-name="Table2.A1" office:value-type="string">
            <text:p text:style-name="P22">Threat source alters or deletes data that is critical to day-to-day business operations.</text:p>
          </table:table-cell>
        </table:table-row>
        <table:table-row>
          <table:table-cell table:style-name="Table2.A1" office:value-type="string">
            <text:p text:style-name="P22">Craft counterfeit certificates.</text:p>
          </table:table-cell>
          <table:table-cell table:style-name="Table2.A1" office:value-type="string">
            <text:p text:style-name="P22">Threat source compromises a certificate authority to make their connections appear legitimate.</text:p>
          </table:table-cell>
        </table:table-row>
        <table:table-row>
          <table:table-cell table:style-name="Table2.A1" office:value-type="string">
            <text:p text:style-name="P22">Install persistent and targeted network sniffers on organizational information systems.</text:p>
          </table:table-cell>
          <table:table-cell table:style-name="Table2.A1" office:value-type="string">
            <text:p text:style-name="P22">Threat source installs software designed to collect (sniff) network traffic over a continued period of time.</text:p>
          </table:table-cell>
        </table:table-row>
        <table:table-row>
          <table:table-cell table:style-name="Table2.A1" office:value-type="string">
            <text:p text:style-name="P22">Conduct Denial of Service (DoS) attacks.</text:p>
          </table:table-cell>
          <table:table-cell table:style-name="Table2.A1" office:value-type="string">
            <text:p text:style-name="P22">Threat source sends automated, excessive requests to overwhelm the system's operating capabilities.</text:p>
          </table:table-cell>
        </table:table-row>
        <table:table-row>
          <table:table-cell table:style-name="Table2.A1" office:value-type="string">
            <text:p text:style-name="P22">Disrupt mission-critical operations.</text:p>
          </table:table-cell>
          <table:table-cell table:style-name="Table2.A1" office:value-type="string">
            <text:p text:style-name="P22">Threat source compromises the integrity of information in such a way that prevents the business from carrying out critical operations.</text:p>
          </table:table-cell>
        </table:table-row>
        <table:table-row>
          <table:table-cell table:style-name="Table2.A1" office:value-type="string">
            <text:p text:style-name="P22">Obfuscate future attacks.</text:p>
          </table:table-cell>
          <table:table-cell table:style-name="Table2.A1" office:value-type="string">
            <text:p text:style-name="P22">Threat source takes actions to inhibit the effectiveness of the intrusion detection systems or auditing capabilities at the company. </text:p>
          </table:table-cell>
        </table:table-row>
        <table:table-row>
          <table:table-cell table:style-name="Table2.A1" office:value-type="string">
            <text:p text:style-name="P22">Conduct "man-in-the-middle" attacks.</text:p>
          </table:table-cell>
          <table:table-cell table:style-name="Table2.A1" office:value-type="string">
            <text:p text:style-name="P22">Threat source eavesdrops on sessions between internal and external systems. Later, they relay messages between organizational and external systems that make them believe they're talking directly to each other over a private connection.</text:p>
          </table:table-cell>
        </table:table-row>
      </table:table>
      <text:p text:style-name="Text_20_body"/>
      <text:h text:style-name="P3" text:outline-level="2">Likelihood of a threat event</text:h>
      <text:p text:style-name="P29"><text:span text:style-name="T6">In general, the </text:span><text:span text:style-name="T7">likelihood</text:span><text:span text:style-name="T8"> </text:span><text:span text:style-name="T6">of a threat event should be a score based on a combination of factors. For example, any available evidence that you have, prior experience, and your expert judgment.</text:span></text:p>
      <text:p text:style-name="P27"><text:soft-page-break/>Consider the intent/capabilities of a threat source and potential threat events when producing a likelihood score.</text:p>
      <text:p text:style-name="P30"/>
      <table:table table:name="Table3" table:style-name="Table3">
        <table:table-column table:style-name="Table3.A"/>
        <table:table-column table:style-name="Table3.B"/>
        <table:table-column table:style-name="Table3.C"/>
        <table:table-row>
          <table:table-cell table:style-name="Table3.A1" office:value-type="string">
            <text:p text:style-name="P6">Qualitative values</text:p>
          </table:table-cell>
          <table:table-cell table:style-name="Table3.A1" office:value-type="string">
            <text:p text:style-name="P6">Quantitative values</text:p>
          </table:table-cell>
          <table:table-cell table:style-name="Table3.A1" office:value-type="string">
            <text:p text:style-name="P6">Description</text:p>
          </table:table-cell>
        </table:table-row>
        <table:table-row>
          <table:table-cell table:style-name="Table3.A1" office:value-type="string">
            <text:p text:style-name="P9">High</text:p>
          </table:table-cell>
          <table:table-cell table:style-name="Table3.A1" office:value-type="string">
            <text:p text:style-name="P9">3</text:p>
          </table:table-cell>
          <table:table-cell table:style-name="Table3.A1" office:value-type="string">
            <text:p text:style-name="P9">Threat source is almost certain to initiate a security event. An event could have multiple, severe, or catastrophic effects on business operations and assets.</text:p>
          </table:table-cell>
        </table:table-row>
        <table:table-row>
          <table:table-cell table:style-name="Table3.A1" office:value-type="string">
            <text:p text:style-name="P9">Moderate</text:p>
          </table:table-cell>
          <table:table-cell table:style-name="Table3.A1" office:value-type="string">
            <text:p text:style-name="P9">2</text:p>
          </table:table-cell>
          <table:table-cell table:style-name="Table3.A1" office:value-type="string">
            <text:p text:style-name="P9">Threat source is somewhat likely to initiate a security event. An event could significantly reduce the functionality of organizational operations and assets.</text:p>
          </table:table-cell>
        </table:table-row>
        <table:table-row>
          <table:table-cell table:style-name="Table3.A1" office:value-type="string">
            <text:p text:style-name="P9">Low</text:p>
          </table:table-cell>
          <table:table-cell table:style-name="Table3.A1" office:value-type="string">
            <text:p text:style-name="P9">1</text:p>
          </table:table-cell>
          <table:table-cell table:style-name="Table3.A1" office:value-type="string">
            <text:p text:style-name="P9">Threat source is highly unlikely to initiate a security event. An event could have minor, negligible effects on business operations and assets.</text:p>
          </table:table-cell>
        </table:table-row>
      </table:table>
      <text:p text:style-name="Text_20_body"/>
      <text:h text:style-name="P3" text:outline-level="2">Severity of a threat event</text:h>
      <text:p text:style-name="P29"><text:span text:style-name="T6">In general, the </text:span><text:span text:style-name="T7">severity</text:span><text:span text:style-name="T8"> </text:span><text:span text:style-name="T6">of a threat event is a measure of its potential impact to business operations. For example, would the event cause a business function to stop entirely? Might it temporarily disrupt a business process and go unnoticed?  </text:span></text:p>
      <text:p text:style-name="P29"><text:span text:style-name="T6">Consider the business impact of </text:span><text:span text:style-name="T7">threat events</text:span><text:span text:style-name="T8"> </text:span><text:span text:style-name="T6">when producing a severity score.</text:span></text:p>
      <text:p text:style-name="P30"/>
      <table:table table:name="Table4" table:style-name="Table4">
        <table:table-column table:style-name="Table4.A"/>
        <table:table-column table:style-name="Table4.B"/>
        <table:table-column table:style-name="Table4.C"/>
        <table:table-row>
          <table:table-cell table:style-name="Table4.A1" office:value-type="string">
            <text:p text:style-name="P6">Qualitative values</text:p>
          </table:table-cell>
          <table:table-cell table:style-name="Table4.A1" office:value-type="string">
            <text:p text:style-name="P6">Quantitative values</text:p>
          </table:table-cell>
          <table:table-cell table:style-name="Table4.A1" office:value-type="string">
            <text:p text:style-name="P6">Description</text:p>
          </table:table-cell>
        </table:table-row>
        <table:table-row>
          <table:table-cell table:style-name="Table4.A1" office:value-type="string">
            <text:p text:style-name="P9">High</text:p>
          </table:table-cell>
          <table:table-cell table:style-name="Table4.A1" office:value-type="string">
            <text:p text:style-name="P9">3</text:p>
          </table:table-cell>
          <table:table-cell table:style-name="Table4.A1" office:value-type="string">
            <text:p text:style-name="P9">Threat source is almost certain to initiate a security event. An event could have multiple, severe, or catastrophic effects on business operations and assets.</text:p>
          </table:table-cell>
        </table:table-row>
        <table:table-row>
          <table:table-cell table:style-name="Table4.A1" office:value-type="string">
            <text:p text:style-name="P9">Moderate</text:p>
          </table:table-cell>
          <table:table-cell table:style-name="Table4.A1" office:value-type="string">
            <text:p text:style-name="P9">2</text:p>
          </table:table-cell>
          <table:table-cell table:style-name="Table4.A1" office:value-type="string">
            <text:p text:style-name="P9">Threat source is somewhat likely to initiate a security event. An event could significantly reduce the functionality of organizational operations and assets.</text:p>
          </table:table-cell>
        </table:table-row>
        <table:table-row>
          <table:table-cell table:style-name="Table4.A1" office:value-type="string">
            <text:p text:style-name="P9">Low</text:p>
          </table:table-cell>
          <table:table-cell table:style-name="Table4.A1" office:value-type="string">
            <text:p text:style-name="P9">1</text:p>
          </table:table-cell>
          <table:table-cell table:style-name="Table4.A1" office:value-type="string">
            <text:p text:style-name="P9">Threat source is highly unlikely to initiate a security event. An event could have minor, <text:soft-page-break/>negligible effects on business operations and assets.</text:p>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5:47:23.746169230</meta:creation-date>
    <dc:date>2023-10-29T15:47:37.411964945</dc:date>
    <meta:editing-duration>PT14S</meta:editing-duration>
    <meta:editing-cycles>1</meta:editing-cycles>
    <meta:document-statistic meta:table-count="4" meta:image-count="0" meta:object-count="0" meta:page-count="5" meta:paragraph-count="97" meta:word-count="874" meta:character-count="6055" meta:non-whitespace-character-count="5294"/>
    <meta:generator>LibreOffice/7.3.7.2$Linux_X86_64 LibreOffice_project/30$Build-2</meta:generator>
  </office:meta>
</office:document-meta>
</file>